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1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5d227"/>
    </style:style>
    <style:style style:name="P2" style:family="paragraph" style:parent-style-name="Standard">
      <style:text-properties style:font-name="Arial" fo:font-size="11pt" officeooo:paragraph-rsid="0005d227" style:font-size-asian="9.60000038146973pt" style:font-size-complex="11pt"/>
    </style:style>
    <style:style style:name="P3" style:family="paragraph" style:parent-style-name="Standard">
      <style:text-properties style:font-name="Arial" fo:font-size="11pt" officeooo:paragraph-rsid="0007e6eb" style:font-size-asian="9.60000038146973pt" style:font-size-complex="11pt"/>
    </style:style>
    <style:style style:name="P4" style:family="paragraph" style:parent-style-name="Standard" style:list-style-name="L1">
      <style:text-properties style:font-name="Arial" fo:font-size="11pt" officeooo:paragraph-rsid="0007e6eb" style:font-size-asian="9.60000038146973pt" style:font-size-complex="11pt"/>
    </style:style>
    <style:style style:name="P5" style:family="paragraph" style:parent-style-name="Standard" style:list-style-name="L1">
      <style:text-properties style:font-name="Arial" fo:font-size="11pt" officeooo:paragraph-rsid="0007ed84" style:font-size-asian="9.60000038146973pt" style:font-size-complex="11pt"/>
    </style:style>
    <style:style style:name="P6" style:family="paragraph" style:parent-style-name="Standard" style:list-style-name="L1">
      <style:text-properties style:font-name="Arial" fo:font-size="11pt" officeooo:paragraph-rsid="00121a11" style:font-size-asian="9.60000038146973pt" style:font-size-complex="11pt"/>
    </style:style>
    <style:style style:name="P7" style:family="paragraph" style:parent-style-name="Standard">
      <style:text-properties style:font-name="Arial" fo:font-size="11pt" officeooo:paragraph-rsid="0007ed84" style:font-size-asian="9.60000038146973pt" style:font-size-complex="11pt"/>
    </style:style>
    <style:style style:name="P8" style:family="paragraph" style:parent-style-name="Standard" style:list-style-name="L2">
      <style:text-properties style:font-name="Arial" fo:font-size="11pt" officeooo:paragraph-rsid="000b4c4f" style:font-size-asian="9.60000038146973pt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officeooo:paragraph-rsid="0005d227" style:font-size-asian="9.60000038146973pt" style:font-size-complex="11pt"/>
    </style:style>
    <style:style style:name="P10" style:family="paragraph" style:parent-style-name="Standard">
      <style:text-properties style:font-name="Arial" fo:font-size="11pt" fo:font-weight="normal" officeooo:paragraph-rsid="0005d227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style:font-name="Arial" fo:font-size="11pt" fo:font-weight="normal" officeooo:paragraph-rsid="0007ed84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style:font-name="Arial" fo:font-size="11pt" fo:font-weight="normal" officeooo:paragraph-rsid="0009c12b" style:font-size-asian="9.60000038146973pt" style:font-weight-asian="normal" style:font-size-complex="11pt" style:font-weight-complex="normal"/>
    </style:style>
    <style:style style:name="P13" style:family="paragraph" style:parent-style-name="Standard" style:list-style-name="L6">
      <style:text-properties style:font-name="Arial" fo:font-size="11pt" fo:font-weight="normal" officeooo:paragraph-rsid="000bbca3" style:font-size-asian="9.60000038146973pt" style:font-weight-asian="normal" style:font-size-complex="11pt" style:font-weight-complex="normal"/>
    </style:style>
    <style:style style:name="P14" style:family="paragraph" style:parent-style-name="Standard" style:list-style-name="L4">
      <style:text-properties style:font-name="Arial" fo:font-size="11pt" fo:font-weight="normal" officeooo:paragraph-rsid="0010707c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style:font-name="Arial" fo:font-size="11pt" fo:font-weight="normal" officeooo:paragraph-rsid="0010707c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style:font-name="Arial" fo:font-size="11pt" fo:font-weight="normal" officeooo:paragraph-rsid="00121a11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style:font-name="Arial" fo:font-size="11pt" fo:font-style="italic" fo:font-weight="bold" officeooo:paragraph-rsid="0009c12b" style:font-size-asian="9.60000038146973pt" style:font-style-asian="italic" style:font-weight-asian="bold" style:font-size-complex="11pt" style:font-style-complex="italic" style:font-weight-complex="bold"/>
    </style:style>
    <style:style style:name="P18" style:family="paragraph" style:parent-style-name="Standard">
      <style:text-properties style:font-name="Arial" fo:font-size="11pt" fo:font-style="italic" fo:font-weight="bold" officeooo:paragraph-rsid="000bbca3" style:font-size-asian="9.60000038146973pt" style:font-style-asian="italic" style:font-weight-asian="bold" style:font-size-complex="11pt" style:font-style-complex="italic" style:font-weight-complex="bold"/>
    </style:style>
    <style:style style:name="P19" style:family="paragraph" style:parent-style-name="Standard" style:list-style-name="L4">
      <style:text-properties style:font-name="Arial" fo:font-size="11pt" fo:font-style="normal" fo:font-weight="normal" officeooo:paragraph-rsid="000b4c4f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 style:list-style-name="L4">
      <style:text-properties style:font-name="Arial" fo:font-size="11pt" fo:font-style="normal" fo:font-weight="normal" officeooo:paragraph-rsid="000ed182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style:font-name="Arial" fo:font-size="11pt" fo:font-style="normal" fo:font-weight="normal" officeooo:paragraph-rsid="000b4c4f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11pt" fo:font-style="normal" fo:font-weight="normal" officeooo:paragraph-rsid="000bbca3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 style:list-style-name="L5">
      <style:text-properties style:font-name="Arial" fo:font-size="11pt" fo:font-style="normal" fo:font-weight="normal" officeooo:paragraph-rsid="000bbca3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1pt" fo:font-style="normal" fo:font-weight="normal" officeooo:paragraph-rsid="000bbca3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1pt" fo:font-style="normal" fo:font-weight="bold" officeooo:paragraph-rsid="000c415b" style:font-size-asian="9.60000038146973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text-properties style:font-name="Arial" fo:font-size="14pt" fo:font-weight="bold" officeooo:paragraph-rsid="0007ed84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" fo:font-size="14pt" fo:font-weight="bold" officeooo:paragraph-rsid="0007ed84" style:font-size-asian="14pt" style:font-weight-asian="bold" style:font-size-complex="14pt" style:font-weight-complex="bold"/>
    </style:style>
    <style:style style:name="T1" style:family="text">
      <style:text-properties officeooo:rsid="0005d227"/>
    </style:style>
    <style:style style:name="T2" style:family="text">
      <style:text-properties fo:font-weight="bold" officeooo:rsid="0005d227" style:font-weight-asian="bold" style:font-weight-complex="bold"/>
    </style:style>
    <style:style style:name="T3" style:family="text">
      <style:text-properties fo:font-weight="bold" officeooo:rsid="0007e6eb" style:font-weight-asian="bold" style:font-weight-complex="bold"/>
    </style:style>
    <style:style style:name="T4" style:family="text">
      <style:text-properties fo:font-weight="bold" officeooo:rsid="0007ed84" style:font-weight-asian="bold" style:font-weight-complex="bold"/>
    </style:style>
    <style:style style:name="T5" style:family="text">
      <style:text-properties fo:font-weight="bold" officeooo:rsid="0009c12b" style:font-weight-asian="bold" style:font-weight-complex="bold"/>
    </style:style>
    <style:style style:name="T6" style:family="text">
      <style:text-properties fo:font-weight="bold" officeooo:rsid="000b4c4f" style:font-weight-asian="bold" style:font-weight-complex="bold"/>
    </style:style>
    <style:style style:name="T7" style:family="text">
      <style:text-properties fo:font-weight="bold" officeooo:rsid="000bbca3" style:font-weight-asian="bold" style:font-weight-complex="bold"/>
    </style:style>
    <style:style style:name="T8" style:family="text">
      <style:text-properties fo:font-weight="bold" officeooo:rsid="000ed182" style:font-weight-asian="bold" style:font-weight-complex="bold"/>
    </style:style>
    <style:style style:name="T9" style:family="text">
      <style:text-properties fo:font-style="italic" fo:font-weight="bold" officeooo:rsid="0005d227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07e6eb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officeooo:rsid="000bbca3" style:font-style-asian="italic" style:font-weight-asian="normal" style:font-style-complex="italic" style:font-weight-complex="normal"/>
    </style:style>
    <style:style style:name="T12" style:family="text">
      <style:text-properties fo:font-weight="normal" officeooo:rsid="0007e6eb" style:font-weight-asian="normal" style:font-weight-complex="normal"/>
    </style:style>
    <style:style style:name="T13" style:family="text">
      <style:text-properties fo:font-weight="normal" officeooo:rsid="0007ed84" style:font-weight-asian="normal" style:font-weight-complex="normal"/>
    </style:style>
    <style:style style:name="T14" style:family="text">
      <style:text-properties fo:font-weight="normal" officeooo:rsid="0009c12b" style:font-weight-asian="normal" style:font-weight-complex="normal"/>
    </style:style>
    <style:style style:name="T15" style:family="text">
      <style:text-properties fo:font-weight="normal" officeooo:rsid="000b4c4f" style:font-weight-asian="normal" style:font-weight-complex="normal"/>
    </style:style>
    <style:style style:name="T16" style:family="text">
      <style:text-properties fo:font-weight="normal" officeooo:rsid="000bbca3" style:font-weight-asian="normal" style:font-weight-complex="normal"/>
    </style:style>
    <style:style style:name="T17" style:family="text">
      <style:text-properties fo:font-weight="normal" officeooo:rsid="000c415b" style:font-weight-asian="normal" style:font-weight-complex="normal"/>
    </style:style>
    <style:style style:name="T18" style:family="text">
      <style:text-properties fo:font-weight="normal" officeooo:rsid="000ed182" style:font-weight-asian="normal" style:font-weight-complex="normal"/>
    </style:style>
    <style:style style:name="T19" style:family="text">
      <style:text-properties fo:font-weight="normal" officeooo:rsid="0010707c" style:font-weight-asian="normal" style:font-weight-complex="normal"/>
    </style:style>
    <style:style style:name="T20" style:family="text">
      <style:text-properties fo:font-weight="normal" officeooo:rsid="0010ec9b" style:font-weight-asian="normal" style:font-weight-complex="normal"/>
    </style:style>
    <style:style style:name="T21" style:family="text">
      <style:text-properties fo:font-weight="normal" officeooo:rsid="00121a11" style:font-weight-asian="normal" style:font-weight-complex="normal"/>
    </style:style>
    <style:style style:name="T22" style:family="text">
      <style:text-properties fo:font-weight="normal" officeooo:rsid="001345a8" style:font-weight-asian="normal" style:font-weight-complex="normal"/>
    </style:style>
    <style:style style:name="T23" style:family="text">
      <style:text-properties fo:font-style="normal" officeooo:rsid="000bbca3" style:font-style-asian="normal" style:font-style-complex="normal"/>
    </style:style>
    <style:style style:name="T24" style:family="text">
      <style:text-properties fo:font-style="normal" officeooo:rsid="0010707c" style:font-style-asian="normal" style:font-style-complex="normal"/>
    </style:style>
    <style:style style:name="T25" style:family="text">
      <style:text-properties fo:font-style="normal" fo:font-weight="normal" officeooo:rsid="000bbca3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7e6eb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officeooo:rsid="000bbca3" style:font-style-asian="normal" style:font-weight-asian="bold" style:font-style-complex="normal" style:font-weight-complex="bold"/>
    </style:style>
    <style:style style:name="T28" style:family="text">
      <style:text-properties officeooo:rsid="0007e6eb"/>
    </style:style>
    <style:style style:name="T29" style:family="text">
      <style:text-properties style:font-name="Arial" fo:font-size="11pt" fo:font-weight="normal" officeooo:rsid="0007e6eb" style:font-size-asian="9.60000038146973pt" style:font-weight-asian="normal" style:font-size-complex="11pt" style:font-weight-complex="normal"/>
    </style:style>
    <style:style style:name="T30" style:family="text">
      <style:text-properties officeooo:rsid="0007ed84"/>
    </style:style>
    <style:style style:name="T31" style:family="text">
      <style:text-properties officeooo:rsid="0009c12b"/>
    </style:style>
    <style:style style:name="T32" style:family="text">
      <style:text-properties officeooo:rsid="000b4c4f"/>
    </style:style>
    <style:style style:name="T33" style:family="text">
      <style:text-properties officeooo:rsid="000bbca3"/>
    </style:style>
    <style:style style:name="T34" style:family="text">
      <style:text-properties officeooo:rsid="000c415b"/>
    </style:style>
    <style:style style:name="T35" style:family="text">
      <style:text-properties officeooo:rsid="000ed182"/>
    </style:style>
    <style:style style:name="T36" style:family="text">
      <style:text-properties style:font-name="Arial" fo:font-style="normal" fo:font-weight="bold" officeooo:rsid="00121a11" style:font-size-asian="11pt" style:font-style-asian="normal" style:font-weight-asian="bold" style:font-style-complex="normal" style:font-weight-complex="bold"/>
    </style:style>
    <style:style style:name="T37" style:family="text">
      <style:text-properties style:font-name="Arial" fo:font-style="normal" officeooo:rsid="00121a11" style:font-size-asian="11pt" style:font-style-asian="normal" style:font-style-complex="normal"/>
    </style:style>
    <style:style style:name="T38" style:family="text">
      <style:text-properties officeooo:rsid="001345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33">Brief Grace </text:span><text:span text:style-name="T30">Package Manager Specification</text:span></text:p>
      <text:p text:style-name="P26"><text:span text:style-name="T30"/></text:p>
      <text:p text:style-name="P22"><text:span text:style-name="T33">'a lamb to the slaughter'</text:span></text:p>
      <text:p text:style-name="P24"><text:span text:style-name="T33"/></text:p>
      <text:p text:style-name="P25"><text:span text:style-name="T34">I<text:tab/>BASIC CONCEPTS</text:span></text:p>
      <text:p text:style-name="P25"><text:span text:style-name="T34"/></text:p>
      <text:p text:style-name="P25"><text:span text:style-name="T34"><text:tab/></text:span><text:span text:style-name="T17">Package in grace: </text:span></text:p>
      <text:p text:style-name="P25"><text:span text:style-name="T17"/></text:p>
      <text:p text:style-name="P25"><text:span text:style-name="T17"><text:tab/><text:tab/>A bundle of .grace/.gcn/.gso files together with a package descriptor. </text:span></text:p>
      <text:p text:style-name="P25"><text:span text:style-name="T17"/></text:p>
      <text:p text:style-name="P25"><text:span text:style-name="T17"><text:tab/>(Does a downloaded package need to be compiled, or </text:span><text:span text:style-name="T19">should it not bother considering <text:tab/>minigrace will do this anyway</text:span><text:span text:style-name="T17">? </text:span><text:span text:style-name="T20">This ties into the /bin /src folder issue – perhaps low priority.</text:span><text:span text:style-name="T17">)</text:span></text:p>
      <text:p text:style-name="P7"><text:span text:style-name="T30"/></text:p>
      <text:p text:style-name="P11"><text:span text:style-name="T8">II</text:span><text:span text:style-name="T1"><text:tab/></text:span><text:span text:style-name="T4">OVERVIEW</text:span></text:p>
      <text:p text:style-name="P11"><text:span text:style-name="T4"/></text:p>
      <text:p text:style-name="P11"><text:span text:style-name="T4"><text:tab/></text:span><text:span text:style-name="T31">Grace Package Manager to be a standalone </text:span><text:span text:style-name="T38">command line tool</text:span><text:span text:style-name="T31"> (and may </text:span><text:span text:style-name="T38">GUI in future</text:span><text:span text:style-name="T31">). <text:tab/>Gpm can be given a range </text:span><text:span text:style-name="T38">arguments:</text:span></text:p>
      <text:p text:style-name="P11"><text:span text:style-name="T31"/></text:p>
      <text:p text:style-name="P12"><text:span text:style-name="T31"><text:tab/><text:tab/>gpm list <text:tab/><text:tab/><text:tab/>- lists currently installed packages </text:span></text:p>
      <text:p text:style-name="P12"><text:span text:style-name="T31"><text:tab/><text:tab/>gpm install [package url]<text:tab/>- installs package from specified url </text:span></text:p>
      <text:p text:style-name="P12"><text:span text:style-name="T31"><text:tab/><text:tab/>gpm update [package url] <text:tab/>- updates package from specified url</text:span></text:p>
      <text:p text:style-name="P12"><text:span text:style-name="T31"><text:tab/><text:tab/>gpm bundle<text:tab/><text:tab/><text:tab/></text:span><text:span text:style-name="T32">- generates package and package descriptor</text:span></text:p>
      <text:p text:style-name="P12"><text:span text:style-name="T31"><text:tab/><text:tab/>gpm help <text:tab/><text:tab/><text:tab/>- lists command line arguments</text:span></text:p>
      <text:p text:style-name="P12"><text:span text:style-name="T31"><text:tab/></text:span></text:p>
      <text:p text:style-name="P10"><text:span text:style-name="T6">I</text:span><text:span text:style-name="T2">I</text:span><text:span text:style-name="T8">I</text:span><text:span text:style-name="T1"><text:tab/></text:span><text:span text:style-name="T5">SPECIFIC FUNCTIONALITY</text:span></text:p>
      <text:p text:style-name="P9"><text:span text:style-name="T1"/></text:p>
      <text:p text:style-name="P2"><text:span text:style-name="T9">A.<text:tab/></text:span><text:span text:style-name="T10">Install</text:span><text:span text:style-name="T9"> Package</text:span></text:p>
      <text:p text:style-name="P2"><text:span text:style-name="T9"/></text:p>
      <text:p text:style-name="P2"><text:span text:style-name="T28"><text:tab/></text:span><text:span text:style-name="T3">Example</text:span><text:span text:style-name="T28">: </text:span></text:p>
      <text:p text:style-name="P2"><text:span text:style-name="T28"/></text:p>
      <text:p text:style-name="P3"><text:span text:style-name="T28"><text:tab/><text:tab/>gpm install github.com/coolpackage/cool.tar.gz</text:span></text:p>
      <text:p text:style-name="P3"><text:span text:style-name="T28"><text:tab/></text:span></text:p>
      <text:p text:style-name="P3"><text:span text:style-name="T28"><text:tab/></text:span><text:span text:style-name="T3">Steps:</text:span></text:p>
      <text:p text:style-name="P1"><text:span text:style-name="T29"/></text:p>
      <text:list xml:id="list1895521179" text:style-name="L1">
        <text:list-item>
          <text:p text:style-name="P4"><text:span text:style-name="T12">Download and unpack tarball </text:span><text:span text:style-name="T14">(curl/gzip –</text:span><text:span text:style-name="T15"> </text:span><text:span text:style-name="T22">Question here about W</text:span><text:span text:style-name="T15">indows compatibility...)</text:span></text:p>
          <text:p text:style-name="P4"><text:span text:style-name="T12"/></text:p>
        </text:list-item>
        <text:list-item>
          <text:p text:style-name="P6"><text:span text:style-name="T12">Package descriptor file required to be in package tarball. Package descriptor </text:span><text:span text:style-name="T15">(.gpm file) includes information such as package name and verbose name (verbose name is url),</text:span><text:span text:style-name="T12"> version, </text:span><text:span text:style-name="T15">dependencies, (</text:span><text:span text:style-name="T12">checksum </text:span><text:span text:style-name="T15">etc</text:span><text:span text:style-name="T13">)</text:span><text:span text:style-name="T12">.</text:span></text:p>
          <text:p text:style-name="P4"><text:span text:style-name="T12"/></text:p>
        </text:list-item>
        <text:list-item>
          <text:p text:style-name="P4"><text:span text:style-name="T12">If new package, unpack package into usr/lib/grace/</text:span><text:span text:style-name="T18">[PACKAGE NAME]</text:span><text:span text:style-name="T15"> where the package name is defined by the package descriptor.</text:span></text:p>
          <text:p text:style-name="P4"><text:span text:style-name="T12"/></text:p>
        </text:list-item>
      </text:list>
      <text:list xml:id="list1922615593" text:style-name="L2">
        <text:list-item>
          <text:p text:style-name="P8"><text:span text:style-name="T15">Evaluates package descriptor to determine additional dependencies. Downloads and installs dependencies.</text:span></text:p>
        </text:list-item>
      </text:list>
      <text:list xml:id="list1720764631" text:continue-list="list1895521179" text:style-name="L1">
        <text:list-header>
          <text:p text:style-name="P4"><text:span text:style-name="T12"/></text:p>
        </text:list-header>
        <text:list-item>
          <text:p text:style-name="P5"><text:span text:style-name="T13">If package exists, and downloaded tarball is </text:span><text:span text:style-name="T15">of</text:span><text:span text:style-name="T13"> a different version, prompt user with choice to update package to new version. </text:span><text:span text:style-name="T16">See 'update' section. </text:span></text:p>
          <text:p text:style-name="P5"><text:span text:style-name="T16"/></text:p>
        </text:list-item>
        <text:list-item>
          <text:p text:style-name="P6"><text:span text:style-name="T12">Update local package mapping file with new package information. </text:span><text:span text:style-name="T13">Mapping will be, for example:</text:span></text:p>
        </text:list-item>
      </text:list>
      <text:p text:style-name="P3"><text:span text:style-name="T13"><text:tab/></text:span></text:p>
      <text:p text:style-name="P3"><text:span text:style-name="T13"><text:tab/><text:tab/>github.com/coolpackage/<text:tab/>cool</text:span></text:p>
      <text:p text:style-name="P3"><text:span text:style-name="T13"><text:tab/><text:tab/>github.com/notcool/ <text:tab/><text:tab/>notcool</text:span></text:p>
      <text:p text:style-name="P3"><text:span text:style-name="T13"/></text:p>
      <text:list xml:id="list675646848" text:continue-numbering="true" text:style-name="L1">
        <text:list-header>
          <text:p text:style-name="P5"><text:span text:style-name="T13">If there is a naming conflict (</text:span><text:span text:style-name="T14">e.g. </text:span><text:span text:style-name="T13">package called 'cool' already exists</text:span><text:span text:style-name="T14">) t</text:span><text:span text:style-name="T13">he package </text:span><text:soft-page-break/><text:span text:style-name="T13">manager requests a new name for the package mapping </text:span><text:span text:style-name="T15">or uses the package's verbose name. </text:span></text:p>
        </text:list-header>
      </text:list>
      <text:p text:style-name="P7"><text:span text:style-name="T15"/></text:p>
      <text:p text:style-name="P18"><text:span text:style-name="T33">B.<text:tab/>Update Package</text:span></text:p>
      <text:p text:style-name="P18"><text:span text:style-name="T33"/></text:p>
      <text:p text:style-name="P18"><text:span text:style-name="T16">i. <text:tab/>Update Specific Package</text:span><text:span text:style-name="T33"><text:line-break/></text:span></text:p>
      <text:p text:style-name="P18"><text:span text:style-name="T33"><text:tab/></text:span><text:span text:style-name="T23">Example:</text:span></text:p>
      <text:p text:style-name="P18"><text:span text:style-name="T25"/></text:p>
      <text:p text:style-name="P18"><text:span text:style-name="T25"><text:tab/><text:tab/>%gpm list</text:span></text:p>
      <text:p text:style-name="P18"><text:span text:style-name="T25"><text:tab/><text:tab/>&gt; 1 installed package(s):</text:span></text:p>
      <text:p text:style-name="P18"><text:span text:style-name="T25"><text:tab/><text:tab/>&gt; <text:tab/>cool<text:tab/><text:tab/></text:span><text:span text:style-name="T26">github.com/coolpackage/cool.tar.gz<text:tab/><text:tab/></text:span><text:span text:style-name="T25">v.1.1.0</text:span></text:p>
      <text:p text:style-name="P18"><text:span text:style-name="T25"><text:tab/><text:tab/>%gpm update cool </text:span></text:p>
      <text:p text:style-name="P18"><text:span text:style-name="T25"><text:tab/><text:tab/>&gt; Updating...</text:span></text:p>
      <text:p text:style-name="P18"><text:span text:style-name="T25"><text:tab/><text:tab/>&gt; <text:tab/>Resolving url</text:span></text:p>
      <text:p text:style-name="P18"><text:span text:style-name="T25"><text:tab/><text:tab/>&gt; <text:tab/>Downloading version 1.1.1</text:span></text:p>
      <text:p text:style-name="P18"><text:span text:style-name="T25"><text:tab/><text:tab/>&gt; <text:tab/>Installing version 1.1.1</text:span></text:p>
      <text:p text:style-name="P18"><text:span text:style-name="T25"><text:tab/><text:tab/>&gt; Package 'cool' has been updated from v.1.1.0 to v.1.1.1</text:span></text:p>
      <text:p text:style-name="P18"><text:span text:style-name="T25"/></text:p>
      <text:p text:style-name="P18"><text:tab/><text:span text:style-name="T23">Steps: </text:span></text:p>
      <text:p text:style-name="P18"><text:span text:style-name="T25"><text:tab/></text:span></text:p>
      <text:list xml:id="list431609031" text:style-name="L5">
        <text:list-item>
          <text:p text:style-name="P23"><text:span text:style-name="T33">Resolve package according to local mapping. Download tarball and determine whether version is up to date according to .gpm descriptor file. <text:s/></text:span></text:p>
          <text:p text:style-name="P23"><text:span text:style-name="T33"/></text:p>
        </text:list-item>
        <text:list-item>
          <text:p text:style-name="P23"><text:span text:style-name="T33">If package not up to date:</text:span></text:p>
          <text:p text:style-name="P23"><text:span text:style-name="T33">- Remove existing package</text:span></text:p>
          <text:p text:style-name="P23"><text:span text:style-name="T33">- Install new package. </text:span></text:p>
          <text:p text:style-name="P23"><text:span text:style-name="T33">- Download and install all listed dependencies of new package. <text:s/></text:span></text:p>
        </text:list-item>
      </text:list>
      <text:p text:style-name="P7"><text:span text:style-name="T13"/></text:p>
      <text:p text:style-name="P7"><text:span text:style-name="T16">ii.<text:tab/></text:span><text:span text:style-name="T11">Update All Packages</text:span></text:p>
      <text:p text:style-name="P7"><text:span text:style-name="T11"/></text:p>
      <text:p text:style-name="P7"><text:span text:style-name="T11"><text:tab/></text:span><text:span text:style-name="T27">Example:</text:span></text:p>
      <text:p text:style-name="P7"><text:span text:style-name="T27"/></text:p>
      <text:p text:style-name="P7"><text:span text:style-name="T27"><text:tab/><text:tab/></text:span><text:span text:style-name="T25">%gpm update all</text:span></text:p>
      <text:p text:style-name="P7"><text:span text:style-name="T25"/></text:p>
      <text:p text:style-name="P7"><text:span text:style-name="T25"><text:tab/></text:span><text:span text:style-name="T27">Steps:</text:span></text:p>
      <text:p text:style-name="P7"><text:span text:style-name="T27"/></text:p>
      <text:list xml:id="list2015032688" text:style-name="L6">
        <text:list-item>
          <text:p text:style-name="P13"><text:span text:style-name="T23">Updates all packages specified in package mapping.</text:span></text:p>
        </text:list-item>
      </text:list>
      <text:p text:style-name="P7"><text:span text:style-name="T13"/></text:p>
      <text:p text:style-name="P17"><text:span text:style-name="T33">C</text:span><text:span text:style-name="T31">.<text:tab/>Bundle Package</text:span></text:p>
      <text:p text:style-name="P17"><text:span text:style-name="T31"/></text:p>
      <text:p text:style-name="P21"><text:span text:style-name="T32"><text:tab/></text:span><text:span text:style-name="T7">Example:</text:span></text:p>
      <text:p text:style-name="P21"><text:span text:style-name="T7"/></text:p>
      <text:p text:style-name="P21"><text:span text:style-name="T7"><text:tab/><text:tab/></text:span><text:span text:style-name="T33">%gpm bundle /usr/newPackage </text:span><text:span text:style-name="T35">[PACKAGE NAME] [VERSION]</text:span></text:p>
      <text:p text:style-name="P21"><text:span text:style-name="T33"/></text:p>
      <text:p text:style-name="P21"><text:span text:style-name="T33"><text:tab/></text:span><text:span text:style-name="T7">Steps: </text:span></text:p>
      <text:p text:style-name="P21"><text:span text:style-name="T6"/></text:p>
      <text:list xml:id="list208276956" text:style-name="L4">
        <text:list-item>
          <text:p text:style-name="P19"><text:span text:style-name="T32">Creates .gpm package manager descriptor file .</text:span><text:span text:style-name="T35">grace files in a given directory.</text:span></text:p>
        </text:list-item>
        <text:list-item>
          <text:p text:style-name="P20"><text:span text:style-name="T35">Can create tarball.</text:span></text:p>
        </text:list-item>
        <text:list-item>
          <text:p text:style-name="P19"><text:span text:style-name="T35">??</text:span></text:p>
        </text:list-item>
        <text:list-item>
          <text:p text:style-name="P14"><text:span text:style-name="T24">Do we want this? </text:span></text:p>
        </text:list-item>
      </text:list>
      <text:p text:style-name="P15"><text:span text:style-name="T36"/></text:p>
      <text:p text:style-name="P16"><text:span text:style-name="T36">D.<text:tab/>Package Descriptors</text:span></text:p>
      <text:p text:style-name="P16"><text:span text:style-name="T36"/></text:p>
      <text:p text:style-name="P16"><text:span text:style-name="T36"><text:tab/></text:span><text:span text:style-name="T37">Tim provided us with an example of what these would look like and discussed writing a <text:tab/>dialect to process these. What would such a dialect look like, and is this necessary/desired?</text:span></text:p>
      <text:p text:style-name="P16"><text:span text:style-name="T37"><text:tab/>Alternatively, we could simply have a basic text file that includes some package meta-data </text:span><text:soft-page-break/><text:span text:style-name="T37"><text:tab/>in an easy to process format (perhaps json or xml, or just key words and values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Bitstream Vera Sans1" svg:font-family="'Bitstream Ver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Z" style:letter-kerning="true" style:font-name-asian="AR PL KaitiM GB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KaitiM GB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Bitstream Ver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Bitstream Ver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 f</meta:initial-creator>
    <meta:creation-date>2013-12-04T13:55:31</meta:creation-date>
    <dc:date>2013-12-04T17:10:06</dc:date>
    <dc:creator>c f</dc:creator>
    <meta:editing-duration>PT43M52S</meta:editing-duration>
    <meta:editing-cycles>5</meta:editing-cycles>
    <meta:generator>LibreOffice/3.6$Linux_X86_64 LibreOffice_project/58f22d5-270d05a-e2abed1-ea17a85-9b5702</meta:generator>
    <meta:document-statistic meta:table-count="0" meta:image-count="0" meta:object-count="0" meta:page-count="3" meta:paragraph-count="65" meta:word-count="489" meta:character-count="3201" meta:non-whitespace-character-count="2690"/>
  </office:meta>
</office:document-meta>
</file>